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RestRequestMatchers.jsonPath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requestTo( String expecte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.jsonPath( String expression ,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header( String name , String ... expected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RestRequestMatchers.getQueryParams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queryParam( String name , String ... expected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RestRequestMatchers.method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.assertValueCount( String valueType , String name , MultiValueMap &lt; String , String &gt; map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RestRequestMatchers.requestTo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.xpath( String expression ,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xpath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requestToUriTemplate( String expectedUri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RestRequestMatchers.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any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RequestMatchers.requestTo(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.header( String name , Matcher &lt; ? super String &gt; ... match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RestRequestMatchers.queryParam( String name , Matcher &lt; ? super String &gt; ... match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RestRequestMatchers.headerDoesNotExis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